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6fbd" officeooo:paragraph-rsid="00026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: TRE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5:31:31.960133053</meta:creation-date>
    <dc:date>2025-04-18T15:32:04.466647262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24.2.7.2$Linux_X86_64 LibreOffice_project/420$Build-2</meta:generator>
  </office:meta>
</office:document-meta>
</file>